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ce181e"/>
    </style:style>
    <style:style style:name="P2" style:family="paragraph" style:parent-style-name="Text_20_body">
      <style:text-properties fo:color="#000000" officeooo:rsid="000c20ff" officeooo:paragraph-rsid="000c20ff"/>
    </style:style>
    <style:style style:name="P3" style:family="paragraph" style:parent-style-name="Text_20_body">
      <style:text-properties fo:color="#000000" officeooo:rsid="000c5c9c" officeooo:paragraph-rsid="000c5c9c"/>
    </style:style>
    <style:style style:name="P4" style:family="paragraph" style:parent-style-name="Title">
      <style:text-properties fo:color="#ce181e"/>
    </style:style>
    <style:style style:name="P5" style:family="paragraph" style:parent-style-name="Heading_20_1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menvattingen</text:p>
      <text:p text:style-name="P1"/>
      <text:p text:style-name="P2">Op deze pagina worden mogelijke vragen beantwoord. Als je nog andere vragen hebt, een fout/probleem hebt opgemerkt of gewoon iets wil zeggen kan dat bij <text:a xlink:type="simple" xlink:href="mailto:bumble.bingus@gmail.com" text:style-name="Internet_20_link" text:visited-style-name="Visited_20_Internet_20_Link">bumble.bingus@gmail.com</text:a> of Lander Moors op smartschool.</text:p>
      <text:p text:style-name="P2"/>
      <text:h text:style-name="P5" text:outline-level="1">Veel gestelde vragen: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51:51.261000000</meta:creation-date>
    <dc:date>2018-05-03T14:54:08.313000000</dc:date>
    <meta:editing-duration>PT1M35S</meta:editing-duration>
    <meta:editing-cycles>1</meta:editing-cycles>
    <meta:document-statistic meta:table-count="0" meta:image-count="0" meta:object-count="0" meta:page-count="1" meta:paragraph-count="3" meta:word-count="35" meta:character-count="243" meta:non-whitespace-character-count="211"/>
    <meta:generator>LibreOffice/6.0.2.1$Windows_X86_64 LibreOffice_project/f7f06a8f319e4b62f9bc5095aa112a65d2f3ac89</meta:generator>
  </office:meta>
</office:document-meta>
</file>